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alse Sage.</text:span></text:p>
      <text:p text:style-name="Standard"><text:span text:style-name="T1">The fair to judge a sage commits injustice, and so violates its own triumph; So does not come to judgment those who do not believe in it and allowed themselves to see beyond the false divine justice.</text:span></text:p>
      <text:p text:style-name="Standard">Falso Sábio</text:p>
      <text:p text:style-name="Standard">O justo que se julga sábio comete a injustiça, e assim viola o seu próprio triunfo; Sendo assim julgamento não vira para aqueles que não acreditam nele e se permitiram enxergar além da falsa justiça divi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</meta:initial-creator>
    <meta:editing-cycles>4</meta:editing-cycles>
    <meta:creation-date>2011-09-24T17:56:00</meta:creation-date>
    <dc:date>2017-11-20T19:35:48.498495800</dc:date>
    <meta:editing-duration>PT3M29S</meta:editing-duration>
    <meta:generator>LibreOffice/5.3.1.2$Linux_X86_64 LibreOffice_project/30m0$Build-2</meta:generator>
    <meta:document-statistic meta:table-count="0" meta:image-count="0" meta:object-count="0" meta:page-count="1" meta:paragraph-count="4" meta:word-count="77" meta:character-count="427" meta:non-whitespace-character-count="35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